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fault" svg:font-family="Default"/>
    <style:font-face style:name="Lohit Devanagari1" svg:font-family="'Lohit Devanagari'"/>
    <style:font-face style:name="Cantarell Light" svg:font-family="'Cantarell Light'"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51254" officeooo:paragraph-rsid="00051254"/>
    </style:style>
    <style:style style:name="P2" style:family="paragraph" style:parent-style-name="Standard">
      <style:paragraph-properties fo:text-align="center" style:justify-single-word="false"/>
      <style:text-properties officeooo:rsid="00051254" officeooo:paragraph-rsid="00051254"/>
    </style:style>
    <style:style style:name="P3" style:family="paragraph" style:parent-style-name="Standard">
      <style:paragraph-properties fo:text-align="center" style:justify-single-word="false"/>
      <style:text-properties style:font-name="Cantarell Light" fo:font-size="16pt" officeooo:rsid="00051254" officeooo:paragraph-rsid="00051254" style:font-size-asian="16pt" style:font-size-complex="16pt"/>
    </style:style>
    <style:style style:name="P4" style:family="paragraph" style:parent-style-name="Standard">
      <style:paragraph-properties fo:text-align="center" style:justify-single-word="false"/>
      <style:text-properties fo:font-size="14pt" officeooo:rsid="00051254" officeooo:paragraph-rsid="00051254" style:font-size-asian="14pt" style:font-size-complex="14pt"/>
    </style:style>
    <style:style style:name="P5" style:family="paragraph" style:parent-style-name="Standard">
      <style:text-properties fo:font-size="14pt" officeooo:rsid="00051254" officeooo:paragraph-rsid="00051254" style:font-size-asian="14pt" style:font-size-complex="14pt"/>
    </style:style>
    <style:style style:name="P6" style:family="paragraph" style:parent-style-name="Standard">
      <style:text-properties style:font-name="Ubuntu" officeooo:rsid="00051254" officeooo:paragraph-rsid="00051254"/>
    </style:style>
    <style:style style:name="P7" style:family="paragraph" style:parent-style-name="Standard">
      <style:text-properties style:font-name="Default" fo:font-size="11.5pt" officeooo:rsid="00051254" officeooo:paragraph-rsid="00051254" style:font-size-asian="11.5pt" style:font-size-complex="11.5pt"/>
    </style:style>
    <style:style style:name="P8" style:family="paragraph" style:parent-style-name="Standard">
      <style:text-properties style:font-name="Default" fo:font-size="11.5pt" officeooo:rsid="000654a6" officeooo:paragraph-rsid="000654a6" style:font-size-asian="11.5pt" style:font-size-complex="11.5pt"/>
    </style:style>
    <style:style style:name="P9" style:family="paragraph" style:parent-style-name="Standard">
      <style:paragraph-properties fo:text-align="center" style:justify-single-word="false"/>
      <style:text-properties fo:font-size="15pt" officeooo:rsid="00051254" officeooo:paragraph-rsid="00051254" style:font-size-asian="15pt" style:font-size-complex="15pt"/>
    </style:style>
    <style:style style:name="P10" style:family="paragraph" style:parent-style-name="Standard">
      <style:text-properties style:font-name="Ubuntu" fo:font-size="11.5pt" officeooo:rsid="00051254" officeooo:paragraph-rsid="00051254" style:font-size-asian="11.5pt" style:font-size-complex="11.5pt"/>
    </style:style>
    <style:style style:name="P11" style:family="paragraph" style:parent-style-name="Standard">
      <style:text-properties style:font-name="Ubuntu" fo:font-size="11.5pt" officeooo:rsid="000654a6" officeooo:paragraph-rsid="000654a6" style:font-size-asian="11.5pt" style:font-size-complex="11.5pt"/>
    </style:style>
    <style:style style:name="P12" style:family="paragraph" style:parent-style-name="Standard">
      <style:text-properties fo:font-size="11.5pt" officeooo:rsid="000654a6" officeooo:paragraph-rsid="000654a6" style:font-size-asian="11.5pt" style:font-size-complex="11.5pt"/>
    </style:style>
    <style:style style:name="T1" style:family="text">
      <style:text-properties officeooo:rsid="000654a6"/>
    </style:style>
    <style:style style:name="T2" style:family="text">
      <style:text-properties style:font-name="Cantarell Light" fo:font-size="16pt" style:font-size-asian="16pt" style:font-size-complex="16pt"/>
    </style:style>
    <style:style style:name="T3" style:family="text">
      <style:text-properties officeooo:rsid="00094f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CMC University Of Technology</text:p>
      <text:p text:style-name="P2"><text:span text:style-name="T2">Faculty of Computer Science &amp; Engineer</text:span>ing</text:p>
      <text:p text:style-name="P1">------------------------------------------------------------------------------------------------------------------------</text:p>
      <text:p text:style-name="P4">Lab 6 Synchronization</text:p>
      <text:p text:style-name="P4">Course: Operating Systems</text:p>
      <text:p text:style-name="P5">-------------------------------------------------------------------------------------------------------</text:p>
      <text:p text:style-name="P9">Exercises (Required):</text:p>
      <text:p text:style-name="P1"/>
      <text:p text:style-name="P6">1. Bank account situation</text:p>
      <text:p text:style-name="P10"/>
      <text:p text:style-name="P7">If two people withdrawn and deposit money at two very different time , every thing will be just fine.</text:p>
      <text:p text:style-name="P7"/>
      <text:p text:style-name="P7">Buf if two people do those things at the same time, withdrawing and depositing money at the same time, there will be unexpected consequences..</text:p>
      <text:p text:style-name="P7"/>
      <text:p text:style-name="P7">Firstly, we will talk about good consequence. Although we say two people withdrawn and deposit money at the same time, it is just a relative expression and those two actions do happen one after another but at a very small interval. With that being said , suppose the depositing takes place first, the good result is the computer manages to update the balance right before the computer do the read the value of the balance to do the withdrawal thing. And the same goes for vice versa.</text:p>
      <text:p text:style-name="P7"/>
      <text:p text:style-name="P7">Secondly, <text:span text:style-name="T1">unwanted consequence. Consider the <text:s/>situation where computer does n manage to update the value <text:s/>of the balance before doing another transaction. To be more specific, while the computer does the math on withdrawal, it also operates on the calculation of depositing, which means that the computer is processing the same value on two opposite action. And when the computer finishes, it will end up unwanted result. That is the value of the balance is the result of the later update of the computer. For example, if a bank account balance is 1000vnd. While one person withdraws 500vnd, another one deposits 500vnd. The result is unpredictable, which is 1500vnd or 500vnd or even 1000vnd as I said above.</text:span></text:p>
      <text:p text:style-name="P7"/>
      <text:p text:style-name="P8">To solve this problem, the simplest way is to use mutual exclusion to prevent a bank account to be registered <text:span text:style-name="T3">in mutiple computers</text:span> so that only one action can take place.</text:p>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fault" svg:font-family="Default"/>
    <style:font-face style:name="Lohit Devanagari1" svg:font-family="'Lohit Devanagari'"/>
    <style:font-face style:name="Cantarell Light" svg:font-family="'Cantarell Light'"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0T11:08:46.917775561</meta:creation-date>
    <dc:date>2019-04-10T12:01:45.554312256</dc:date>
    <meta:editing-duration>PT3M7S</meta:editing-duration>
    <meta:editing-cycles>3</meta:editing-cycles>
    <meta:generator>LibreOffice/6.1.5.2$Linux_X86_64 LibreOffice_project/10$Build-2</meta:generator>
    <meta:document-statistic meta:table-count="0" meta:image-count="0" meta:object-count="0" meta:page-count="1" meta:paragraph-count="13" meta:word-count="303" meta:character-count="1990" meta:non-whitespace-character-count="1698"/>
  </office:meta>
</office:document-meta>
</file>